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roman"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style style:name="P1" style:parent-style-name="Normal" style:master-page-name="MP0" style:family="paragraph">
      <style:paragraph-properties fo:break-before="page"/>
      <style:text-properties fo:language="en" fo:country="US"/>
    </style:style>
    <style:style style:name="P2" style:parent-style-name="ListParagraph" style:list-style-name="LFO1" style:family="paragraph">
      <style:text-properties fo:language="en" fo:country="US"/>
    </style:style>
    <style:style style:name="P3" style:parent-style-name="ListParagraph" style:family="paragraph">
      <style:paragraph-properties fo:margin-left="0.25in">
        <style:tab-stops/>
      </style:paragraph-properties>
      <style:text-properties fo:language="en" fo:country="US"/>
    </style:style>
    <style:style style:name="P4" style:parent-style-name="ListParagraph" style:family="paragraph">
      <style:paragraph-properties fo:margin-left="0.25in">
        <style:tab-stops/>
      </style:paragraph-properties>
      <style:text-properties fo:language="en" fo:country="US"/>
    </style:style>
    <style:style style:name="P5" style:parent-style-name="Normal" style:family="paragraph">
      <style:text-properties fo:language="en" fo:country="US"/>
    </style:style>
    <style:style style:name="P6" style:parent-style-name="ListParagraph" style:list-style-name="LFO1" style:family="paragraph">
      <style:text-properties fo:language="en" fo:country="US"/>
    </style:style>
    <style:style style:name="P7" style:parent-style-name="Normal" style:family="paragraph">
      <style:paragraph-properties fo:margin-left="0.25in">
        <style:tab-stops/>
      </style:paragraph-properties>
    </style:style>
    <style:style style:name="T8" style:parent-style-name="DefaultParagraphFont" style:family="text">
      <style:text-properties fo:language="en" fo:country="US"/>
    </style:style>
    <style:style style:name="T9" style:parent-style-name="DefaultParagraphFont" style:family="text">
      <style:text-properties fo:font-style="italic" style:font-style-asian="italic" fo:language="en" fo:country="US"/>
    </style:style>
    <style:style style:name="T10" style:parent-style-name="DefaultParagraphFont" style:family="text">
      <style:text-properties fo:language="en" fo:country="US"/>
    </style:style>
    <style:style style:name="P11" style:parent-style-name="Normal" style:family="paragraph">
      <style:paragraph-properties fo:margin-left="0.25in">
        <style:tab-stops/>
      </style:paragraph-properties>
      <style:text-properties fo:language="en" fo:country="US"/>
    </style:style>
    <style:style style:name="P12" style:parent-style-name="Normal" style:family="paragraph">
      <style:paragraph-properties fo:margin-left="0.25in">
        <style:tab-stops/>
      </style:paragraph-properties>
      <style:text-properties fo:language="en" fo:country="US"/>
    </style:style>
    <style:style style:name="P13" style:parent-style-name="Normal" style:family="paragraph">
      <style:paragraph-properties fo:margin-left="0.25in">
        <style:tab-stops/>
      </style:paragraph-properties>
      <style:text-properties fo:language="en" fo:country="US"/>
    </style:style>
    <style:style style:name="P14" style:parent-style-name="Normal" style:family="paragraph">
      <style:paragraph-properties fo:margin-left="0.25in">
        <style:tab-stops/>
      </style:paragraph-properties>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office:automatic-styles>
  <office:body>
    <office:text text:use-soft-page-breaks="true">
      <text:p text:style-name="P1">1 Introduction</text:p>
      <text:list text:style-name="LFO1" text:continue-numbering="true">
        <text:list-item>
          <text:list>
            <text:list-item>
              <text:p text:style-name="P2">Purpose of application<text:s/></text:p>
            </text:list-item>
          </text:list>
        </text:list-item>
      </text:list>
      <text:p text:style-name="P3">The aim of this project is to create a computer game in which the player, via her character, fights zombies. The setting of the game will be Chalmers University of Technology, which hopefully will pique the interest of the targeted group (see below). For different definitions and abbreviations see section 1.5.</text:p>
      <text:p text:style-name="P4"/>
      <text:p text:style-name="P5"/>
      <text:list text:style-name="LFO1" text:continue-numbering="true">
        <text:list-item>
          <text:list>
            <text:list-item>
              <text:p text:style-name="P6">General characteristics of application<text:s/></text:p>
            </text:list-item>
          </text:list>
        </text:list-item>
      </text:list>
      <text:p text:style-name="P7"><text:span text:style-name="T8">The game, working title<text:s/></text:span><text:span text:style-name="T9">Zombies @ Chalmers</text:span><text:span text:style-name="T10">, will be a single-player game in which the player controls the character from a top-down perspective. It’s mainly developed for desktop, specifically Windows and OS X, but will in the future also be available for Android and iOS (see Possible future directions).<text:s/></text:span></text:p>
      <text:p text:style-name="P11">The game is divided into several different levels, where each represent either a department at Chalmers or an otherwise important location at one of the two campuses. The player will have to navigate through these one by one in order to reach the final level and complete the game. Each level will have its own characteristic zombie model based on what the department specializes in. The player has to complete the game in under four in-game hours, otherwise she will fail.<text:s/></text:p>
      <text:p text:style-name="P12">If the player wishes to take a break the game can be quit and later continued at the last<text:s/>reached level.</text:p>
      <text:p text:style-name="P13">The GUI camera is centered on the player. On the screen there’s also a HUD showing health, ammunition, time left et cetera.</text:p>
      <text:p text:style-name="P14"/>
      <text:p text:style-name="P15">1.3 Scope of application<text:s/></text:p>
      <text:p text:style-name="P16"/>
      <text:p text:style-name="P17">1.4 Objectives and success criteria of the project<text:s/></text:p>
      <text:p text:style-name="P18"/>
      <text:p text:style-name="P19">1.5 Definitions, acronyms and abbreviations<text:s/></text:p>
      <text:p text:style-name="P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roman"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k.ohrn@outlook.com</meta:initial-creator>
    <dc:creator>erik.ohrn@outlook.com</dc:creator>
    <meta:creation-date>2015-03-26T15:45:00Z</meta:creation-date>
    <dc:date>2015-03-26T16:30:00Z</dc:date>
    <meta:template xlink:href="Normal.dotm" xlink:type="simple"/>
    <meta:editing-cycles>6</meta:editing-cycles>
    <meta:editing-duration>PT2700S</meta:editing-duration>
    <meta:document-statistic meta:page-count="1" meta:paragraph-count="3" meta:word-count="243" meta:character-count="1528" meta:row-count="10" meta:non-whitespace-character-count="1288"/>
  </office:meta>
</office:document-meta>
</file>